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able-cell-properties fo:background-color="#808080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</style:style>
    <style:style style:name="ce6" style:family="table-cell" style:parent-style-name="Default">
      <style:table-cell-properties fo:border="0.0008in solid #000000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808080" fo:border-left="0.0008in solid #000000" fo:border-right="none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2" table:default-cell-style-name="ce7"/>
        <table:table-column table:style-name="co2" table:number-columns-repeated="1011" table:default-cell-style-name="Default"/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4" office:value-type="string">
            <text:p>OA</text:p>
          </table:table-cell>
          <table:table-cell table:style-name="ce5" office:value-type="string">
            <text:p>AB</text:p>
          </table:table-cell>
          <table:table-cell table:style-name="ce5" office:value-type="string">
            <text:p>BC</text:p>
          </table:table-cell>
          <table:table-cell table:style-name="ce5" office:value-type="string">
            <text:p>theta</text:p>
          </table:table-cell>
          <table:table-cell table:style-name="ce5" office:value-type="string">
            <text:p>alpha</text:p>
          </table:table-cell>
          <table:table-cell table:style-name="ce5" office:value-type="string">
            <text:p>beta</text:p>
          </table:table-cell>
          <table:table-cell table:style-name="ce5" office:value-type="string">
            <text:p>R</text:p>
          </table:table-cell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style-name="ce6" office:value-type="string">
            <text:p>error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number-columns-repeated="3" office:value-type="float" office:value="100">
            <text:p>100</text:p>
          </table:table-cell>
          <table:table-cell table:formula="of:=3.1416/4" office:value-type="float" office:value="0.7854">
            <text:p>0.79</text:p>
          </table:table-cell>
          <table:table-cell table:formula="of:=0.89" office:value-type="float" office:value="0.89">
            <text:p>0.89</text:p>
          </table:table-cell>
          <table:table-cell table:formula="of:=1.3" office:value-type="float" office:value="1.3">
            <text:p>1.3</text:p>
          </table:table-cell>
          <table:table-cell table:formula="of:=[.C4]+[.D4]*COS([.G4])+[.E4]*COS([.G4]+[.H4])" office:value-type="float" office:value="104.902516341847">
            <text:p>104.9</text:p>
          </table:table-cell>
          <table:table-cell table:formula="of:=[.I4]*COS([.F4])" office:value-type="float" office:value="74.1771444345449">
            <text:p>74.18</text:p>
          </table:table-cell>
          <table:table-cell table:formula="of:=[.I4]*SIN([.F4])" office:value-type="float" office:value="74.1774169029108">
            <text:p>74.18</text:p>
          </table:table-cell>
          <table:table-cell table:formula="of:=[.D4]*SIN([.G4])+[.E4]*SIN([.G4]+[.H4])" office:value-type="float" office:value="159.141263995262">
            <text:p>159.1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table:formula="of:=3.1416/4" office:value-type="float" office:value="0.7854">
            <text:p>0.79</text:p>
          </table:table-cell>
          <table:table-cell table:formula="of:=3.1416/4" office:value-type="float" office:value="0.7854">
            <text:p>0.79</text:p>
          </table:table-cell>
          <table:table-cell table:formula="of:=3.1416/4" office:value-type="float" office:value="0.7854">
            <text:p>0.79</text:p>
          </table:table-cell>
          <table:table-cell table:formula="of:=[.C5]+[.D5]*COS([.G5])+[.E5]*COS([.G5]+[.H5])" office:value-type="float" office:value="135.355090465307">
            <text:p>135.36</text:p>
          </table:table-cell>
          <table:table-cell table:formula="of:=[.I5]*COS([.F5])" office:value-type="float" office:value="95.7103265538227">
            <text:p>95.71</text:p>
          </table:table-cell>
          <table:table-cell table:formula="of:=[.I5]*SIN([.F5])" office:value-type="float" office:value="95.7106781181283">
            <text:p>95.71</text:p>
          </table:table-cell>
          <table:table-cell table:formula="of:=[.D5]*SIN([.G5])+[.E5]*SIN([.G5]+[.H5])" office:value-type="float" office:value="85.3554039926364">
            <text:p>85.3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0.32">
            <text:p>0.32</text:p>
          </table:table-cell>
          <table:table-cell office:value-type="float" office:value="0.56">
            <text:p>0.56</text:p>
          </table:table-cell>
          <table:table-cell office:value-type="float" office:value="0.54">
            <text:p>0.54</text:p>
          </table:table-cell>
          <table:table-cell table:formula="of:=[.C6]+[.D6]*COS([.G6])+[.E6]*COS([.G6]+[.H6])" office:value-type="float" office:value="173.627252537046">
            <text:p>173.63</text:p>
          </table:table-cell>
          <table:table-cell table:formula="of:=[.I6]*COS([.F6])" office:value-type="float" office:value="164.813137652509">
            <text:p>164.81</text:p>
          </table:table-cell>
          <table:table-cell table:formula="of:=[.I6]*SIN([.F6])" office:value-type="float" office:value="54.6173276598047">
            <text:p>54.62</text:p>
          </table:table-cell>
          <table:table-cell table:formula="of:=[.D6]*SIN([.G6])+[.E6]*SIN([.G6]+[.H6])" office:value-type="float" office:value="110.279728470079">
            <text:p>110.2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50">
            <text:p>150</text:p>
          </table:table-cell>
          <table:table-cell office:value-type="float" office:value="93">
            <text:p>93</text:p>
          </table:table-cell>
          <table:table-cell office:value-type="float" office:value="321">
            <text:p>321</text:p>
          </table:table-cell>
          <table:table-cell office:value-type="float" office:value="-1.3">
            <text:p>-1.3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table:formula="of:=[.C7]+[.D7]*COS([.G7])+[.E7]*COS([.G7]+[.H7])" office:value-type="float" office:value="278.051563281071">
            <text:p>278.05</text:p>
          </table:table-cell>
          <table:table-cell table:formula="of:=[.I7]*COS([.F7])" office:value-type="float" office:value="74.3784674749219">
            <text:p>74.38</text:p>
          </table:table-cell>
          <table:table-cell table:formula="of:=[.I7]*SIN([.F7])" office:value-type="float" office:value="-267.918859767523">
            <text:p>-267.92</text:p>
          </table:table-cell>
          <table:table-cell table:formula="of:=[.D7]*SIN([.G7])+[.E7]*SIN([.G7]+[.H7])" office:value-type="float" office:value="392.184462004632">
            <text:p>392.18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table:formula="of:=[.C8]+[.D8]*COS([.G8])+[.E8]*COS([.G8]+[.H8])" office:value-type="float" office:value="120.266006034481">
            <text:p>120.27</text:p>
          </table:table-cell>
          <table:table-cell table:formula="of:=[.I8]*COS([.F8])" office:value-type="float" office:value="120.266006034481">
            <text:p>120.27</text:p>
          </table:table-cell>
          <table:table-cell table:formula="of:=[.I8]*SIN([.F8])" office:value-type="float" office:value="0">
            <text:p>0</text:p>
          </table:table-cell>
          <table:table-cell table:formula="of:=[.D8]*SIN([.G8])+[.E8]*SIN([.G8]+[.H8])" office:value-type="float" office:value="177.351007077512">
            <text:p>177.3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-0.2">
            <text:p>-0.2</text:p>
          </table:table-cell>
          <table:table-cell office:value-type="float" office:value="0.39">
            <text:p>0.39</text:p>
          </table:table-cell>
          <table:table-cell office:value-type="float" office:value="0.6">
            <text:p>0.6</text:p>
          </table:table-cell>
          <table:table-cell table:formula="of:=[.C9]+[.D9]*COS([.G9])+[.E9]*COS([.G9]+[.H9])" office:value-type="float" office:value="141.445592591337">
            <text:p>141.45</text:p>
          </table:table-cell>
          <table:table-cell table:formula="of:=[.I9]*COS([.F9])" office:value-type="float" office:value="138.626097881718">
            <text:p>138.63</text:p>
          </table:table-cell>
          <table:table-cell table:formula="of:=[.I9]*SIN([.F9])" office:value-type="float" office:value="-28.1009012240318">
            <text:p>-28.1</text:p>
          </table:table-cell>
          <table:table-cell table:formula="of:=[.D9]*SIN([.G9])+[.E9]*SIN([.G9]+[.H9])" office:value-type="float" office:value="93.0413724565378">
            <text:p>93.0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RANDBETWEEN(0;250)" office:value-type="float" office:value="192">
            <text:p>192</text:p>
          </table:table-cell>
          <table:table-cell table:formula="of:=RANDBETWEEN(0;250)" office:value-type="float" office:value="107">
            <text:p>107</text:p>
          </table:table-cell>
          <table:table-cell table:formula="of:=RANDBETWEEN(0;250)" office:value-type="float" office:value="101">
            <text:p>101</text:p>
          </table:table-cell>
          <table:table-cell table:formula="of:=RANDBETWEEN(-1600;1600)/1000" office:value-type="float" office:value="1.112">
            <text:p>1.11</text:p>
          </table:table-cell>
          <table:table-cell table:formula="of:=RANDBETWEEN(0;2500)/1000" office:value-type="float" office:value="1.614">
            <text:p>1.61</text:p>
          </table:table-cell>
          <table:table-cell table:formula="of:=RANDBETWEEN(0;2500)/1000" office:value-type="float" office:value="2.354">
            <text:p>2.35</text:p>
          </table:table-cell>
          <table:table-cell table:formula="of:=[.C10]+[.D10]*COS([.G10])+[.E10]*COS([.G10]+[.H10])" office:value-type="float" office:value="118.948869340355">
            <text:p>118.95</text:p>
          </table:table-cell>
          <table:table-cell table:formula="of:=[.I10]*COS([.F10])" office:value-type="float" office:value="52.678794321853">
            <text:p>52.68</text:p>
          </table:table-cell>
          <table:table-cell table:formula="of:=[.I10]*SIN([.F10])" office:value-type="float" office:value="106.647916745451">
            <text:p>106.65</text:p>
          </table:table-cell>
          <table:table-cell table:formula="of:=[.D10]*SIN([.G10])+[.E10]*SIN([.G10]+[.H10])" office:value-type="float" office:value="32.6144507721047">
            <text:p>32.6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RANDBETWEEN(0;250)" office:value-type="float" office:value="72">
            <text:p>72</text:p>
          </table:table-cell>
          <table:table-cell table:formula="of:=RANDBETWEEN(0;250)" office:value-type="float" office:value="202">
            <text:p>202</text:p>
          </table:table-cell>
          <table:table-cell table:formula="of:=RANDBETWEEN(0;250)" office:value-type="float" office:value="41">
            <text:p>41</text:p>
          </table:table-cell>
          <table:table-cell table:formula="of:=RANDBETWEEN(-1600;1600)/1000" office:value-type="float" office:value="-1.564">
            <text:p>-1.56</text:p>
          </table:table-cell>
          <table:table-cell table:formula="of:=RANDBETWEEN(0;2500)/1000" office:value-type="float" office:value="1.003">
            <text:p>1</text:p>
          </table:table-cell>
          <table:table-cell table:formula="of:=RANDBETWEEN(0;2500)/1000" office:value-type="float" office:value="0.213">
            <text:p>0.21</text:p>
          </table:table-cell>
          <table:table-cell table:formula="of:=[.C11]+[.D11]*COS([.G11])+[.E11]*COS([.G11]+[.H11])" office:value-type="float" office:value="194.87401876608">
            <text:p>194.87</text:p>
          </table:table-cell>
          <table:table-cell table:formula="of:=[.I11]*COS([.F11])" office:value-type="float" office:value="1.32441731949536">
            <text:p>1.32</text:p>
          </table:table-cell>
          <table:table-cell table:formula="of:=[.I11]*SIN([.F11])" office:value-type="float" office:value="-194.869518162299">
            <text:p>-194.87</text:p>
          </table:table-cell>
          <table:table-cell table:formula="of:=[.D11]*SIN([.G11])+[.E11]*SIN([.G11]+[.H11])" office:value-type="float" office:value="208.75020457366">
            <text:p>208.7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RANDBETWEEN(0;250)" office:value-type="float" office:value="50">
            <text:p>50</text:p>
          </table:table-cell>
          <table:table-cell table:formula="of:=RANDBETWEEN(0;250)" office:value-type="float" office:value="198">
            <text:p>198</text:p>
          </table:table-cell>
          <table:table-cell table:formula="of:=RANDBETWEEN(0;250)" office:value-type="float" office:value="209">
            <text:p>209</text:p>
          </table:table-cell>
          <table:table-cell table:formula="of:=RANDBETWEEN(-1600;1600)/1000" office:value-type="float" office:value="-1.117">
            <text:p>-1.12</text:p>
          </table:table-cell>
          <table:table-cell table:formula="of:=RANDBETWEEN(0;2500)/1000" office:value-type="float" office:value="1.893">
            <text:p>1.89</text:p>
          </table:table-cell>
          <table:table-cell table:formula="of:=RANDBETWEEN(0;2500)/1000" office:value-type="float" office:value="1.163">
            <text:p>1.16</text:p>
          </table:table-cell>
          <table:table-cell table:formula="of:=[.C12]+[.D12]*COS([.G12])+[.E12]*COS([.G12]+[.H12])" office:value-type="float" office:value="-220.933094339465">
            <text:p>-220.93</text:p>
          </table:table-cell>
          <table:table-cell table:formula="of:=[.I12]*COS([.F12])" office:value-type="float" office:value="-96.8528228834476">
            <text:p>-96.85</text:p>
          </table:table-cell>
          <table:table-cell table:formula="of:=[.I12]*SIN([.F12])" office:value-type="float" office:value="198.572311448294">
            <text:p>198.57</text:p>
          </table:table-cell>
          <table:table-cell table:formula="of:=[.D12]*SIN([.G12])+[.E12]*SIN([.G12]+[.H12])" office:value-type="float" office:value="205.677932550598">
            <text:p>205.6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RANDBETWEEN(0;250)" office:value-type="float" office:value="224">
            <text:p>224</text:p>
          </table:table-cell>
          <table:table-cell table:formula="of:=RANDBETWEEN(0;250)" office:value-type="float" office:value="182">
            <text:p>182</text:p>
          </table:table-cell>
          <table:table-cell table:formula="of:=RANDBETWEEN(0;250)" office:value-type="float" office:value="107">
            <text:p>107</text:p>
          </table:table-cell>
          <table:table-cell table:formula="of:=RANDBETWEEN(-1600;1600)/1000" office:value-type="float" office:value="-0.532">
            <text:p>-0.53</text:p>
          </table:table-cell>
          <table:table-cell table:formula="of:=RANDBETWEEN(0;2500)/1000" office:value-type="float" office:value="1.8">
            <text:p>1.8</text:p>
          </table:table-cell>
          <table:table-cell table:formula="of:=RANDBETWEEN(0;2500)/1000" office:value-type="float" office:value="0.973">
            <text:p>0.97</text:p>
          </table:table-cell>
          <table:table-cell table:formula="of:=[.C13]+[.D13]*COS([.G13])+[.E13]*COS([.G13]+[.H13])" office:value-type="float" office:value="82.8358373512627">
            <text:p>82.84</text:p>
          </table:table-cell>
          <table:table-cell table:formula="of:=[.I13]*COS([.F13])" office:value-type="float" office:value="71.3874507166152">
            <text:p>71.39</text:p>
          </table:table-cell>
          <table:table-cell table:formula="of:=[.I13]*SIN([.F13])" office:value-type="float" office:value="-42.01913647218">
            <text:p>-42.02</text:p>
          </table:table-cell>
          <table:table-cell table:formula="of:=[.D13]*SIN([.G13])+[.E13]*SIN([.G13]+[.H13])" office:value-type="float" office:value="215.792686261342">
            <text:p>215.7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RANDBETWEEN(0;250)" office:value-type="float" office:value="130">
            <text:p>130</text:p>
          </table:table-cell>
          <table:table-cell table:formula="of:=RANDBETWEEN(0;250)" office:value-type="float" office:value="154">
            <text:p>154</text:p>
          </table:table-cell>
          <table:table-cell table:formula="of:=RANDBETWEEN(0;250)" office:value-type="float" office:value="244">
            <text:p>244</text:p>
          </table:table-cell>
          <table:table-cell table:formula="of:=RANDBETWEEN(-1600;1600)/1000" office:value-type="float" office:value="1.286">
            <text:p>1.29</text:p>
          </table:table-cell>
          <table:table-cell table:formula="of:=RANDBETWEEN(0;2500)/1000" office:value-type="float" office:value="1.352">
            <text:p>1.35</text:p>
          </table:table-cell>
          <table:table-cell table:formula="of:=RANDBETWEEN(0;2500)/1000" office:value-type="float" office:value="1.07">
            <text:p>1.07</text:p>
          </table:table-cell>
          <table:table-cell table:formula="of:=[.C14]+[.D14]*COS([.G14])+[.E14]*COS([.G14]+[.H14])" office:value-type="float" office:value="-20.0796808317809">
            <text:p>-20.08</text:p>
          </table:table-cell>
          <table:table-cell table:formula="of:=[.I14]*COS([.F14])" office:value-type="float" office:value="-5.64162704691943">
            <text:p>-5.64</text:p>
          </table:table-cell>
          <table:table-cell table:formula="of:=[.I14]*SIN([.F14])" office:value-type="float" office:value="-19.2708491398189">
            <text:p>-19.27</text:p>
          </table:table-cell>
          <table:table-cell table:formula="of:=[.D14]*SIN([.G14])+[.E14]*SIN([.G14]+[.H14])" office:value-type="float" office:value="311.143673343012">
            <text:p>311.14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formula="of:=RANDBETWEEN(0;250)" office:value-type="float" office:value="243">
            <text:p>243</text:p>
          </table:table-cell>
          <table:table-cell table:formula="of:=RANDBETWEEN(0;250)" office:value-type="float" office:value="82">
            <text:p>82</text:p>
          </table:table-cell>
          <table:table-cell table:formula="of:=RANDBETWEEN(0;250)" office:value-type="float" office:value="109">
            <text:p>109</text:p>
          </table:table-cell>
          <table:table-cell table:formula="of:=RANDBETWEEN(-1600;1600)/1000" office:value-type="float" office:value="0.273">
            <text:p>0.27</text:p>
          </table:table-cell>
          <table:table-cell table:formula="of:=RANDBETWEEN(0;2500)/1000" office:value-type="float" office:value="0.128">
            <text:p>0.13</text:p>
          </table:table-cell>
          <table:table-cell table:formula="of:=RANDBETWEEN(0;2500)/1000" office:value-type="float" office:value="0.938">
            <text:p>0.94</text:p>
          </table:table-cell>
          <table:table-cell table:formula="of:=[.C15]+[.D15]*COS([.G15])+[.E15]*COS([.G15]+[.H15])" office:value-type="float" office:value="377.044753350046">
            <text:p>377.04</text:p>
          </table:table-cell>
          <table:table-cell table:formula="of:=[.I15]*COS([.F15])" office:value-type="float" office:value="363.081416062329">
            <text:p>363.08</text:p>
          </table:table-cell>
          <table:table-cell table:formula="of:=[.I15]*SIN([.F15])" office:value-type="float" office:value="101.659388838272">
            <text:p>101.66</text:p>
          </table:table-cell>
          <table:table-cell table:formula="of:=[.D15]*SIN([.G15])+[.E15]*SIN([.G15]+[.H15])" office:value-type="float" office:value="105.872118835152">
            <text:p>105.87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formula="of:=RANDBETWEEN(0;250)" office:value-type="float" office:value="132">
            <text:p>132</text:p>
          </table:table-cell>
          <table:table-cell table:formula="of:=RANDBETWEEN(0;250)" office:value-type="float" office:value="237">
            <text:p>237</text:p>
          </table:table-cell>
          <table:table-cell table:formula="of:=RANDBETWEEN(0;250)" office:value-type="float" office:value="78">
            <text:p>78</text:p>
          </table:table-cell>
          <table:table-cell table:formula="of:=RANDBETWEEN(-1600;1600)/1000" office:value-type="float" office:value="-0.578">
            <text:p>-0.58</text:p>
          </table:table-cell>
          <table:table-cell table:formula="of:=RANDBETWEEN(0;2500)/1000" office:value-type="float" office:value="2.011">
            <text:p>2.01</text:p>
          </table:table-cell>
          <table:table-cell table:formula="of:=RANDBETWEEN(0;2500)/1000" office:value-type="float" office:value="0.893">
            <text:p>0.89</text:p>
          </table:table-cell>
          <table:table-cell table:formula="of:=[.C16]+[.D16]*COS([.G16])+[.E16]*COS([.G16]+[.H16])" office:value-type="float" office:value="-44.8001005828297">
            <text:p>-44.8</text:p>
          </table:table-cell>
          <table:table-cell table:formula="of:=[.I16]*COS([.F16])" office:value-type="float" office:value="-37.5226389250287">
            <text:p>-37.52</text:p>
          </table:table-cell>
          <table:table-cell table:formula="of:=[.I16]*SIN([.F16])" office:value-type="float" office:value="24.4765312153005">
            <text:p>24.48</text:p>
          </table:table-cell>
          <table:table-cell table:formula="of:=[.D16]*SIN([.G16])+[.E16]*SIN([.G16]+[.H16])" office:value-type="float" office:value="232.763939651317">
            <text:p>232.76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formula="of:=RANDBETWEEN(0;250)" office:value-type="float" office:value="9">
            <text:p>9</text:p>
          </table:table-cell>
          <table:table-cell table:formula="of:=RANDBETWEEN(0;250)" office:value-type="float" office:value="200">
            <text:p>200</text:p>
          </table:table-cell>
          <table:table-cell table:formula="of:=RANDBETWEEN(0;250)" office:value-type="float" office:value="137">
            <text:p>137</text:p>
          </table:table-cell>
          <table:table-cell table:formula="of:=RANDBETWEEN(-1600;1600)/1000" office:value-type="float" office:value="-0.8">
            <text:p>-0.8</text:p>
          </table:table-cell>
          <table:table-cell table:formula="of:=RANDBETWEEN(0;2500)/1000" office:value-type="float" office:value="1.457">
            <text:p>1.46</text:p>
          </table:table-cell>
          <table:table-cell table:formula="of:=RANDBETWEEN(0;2500)/1000" office:value-type="float" office:value="1">
            <text:p>1</text:p>
          </table:table-cell>
          <table:table-cell table:formula="of:=[.C17]+[.D17]*COS([.G17])+[.E17]*COS([.G17]+[.H17])" office:value-type="float" office:value="-74.4205313134733">
            <text:p>-74.42</text:p>
          </table:table-cell>
          <table:table-cell table:formula="of:=[.I17]*COS([.F17])" office:value-type="float" office:value="-51.8492834792776">
            <text:p>-51.85</text:p>
          </table:table-cell>
          <table:table-cell table:formula="of:=[.I17]*SIN([.F17])" office:value-type="float" office:value="53.3860214256987">
            <text:p>53.39</text:p>
          </table:table-cell>
          <table:table-cell table:formula="of:=[.D17]*SIN([.G17])+[.E17]*SIN([.G17]+[.H17])" office:value-type="float" office:value="285.339414236715">
            <text:p>285.34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formula="of:=RANDBETWEEN(0;250)" office:value-type="float" office:value="44">
            <text:p>44</text:p>
          </table:table-cell>
          <table:table-cell table:formula="of:=RANDBETWEEN(0;250)" office:value-type="float" office:value="173">
            <text:p>173</text:p>
          </table:table-cell>
          <table:table-cell table:formula="of:=RANDBETWEEN(0;250)" office:value-type="float" office:value="176">
            <text:p>176</text:p>
          </table:table-cell>
          <table:table-cell table:formula="of:=RANDBETWEEN(-1600;1600)/1000" office:value-type="float" office:value="1.072">
            <text:p>1.07</text:p>
          </table:table-cell>
          <table:table-cell table:formula="of:=RANDBETWEEN(0;2500)/1000" office:value-type="float" office:value="2.397">
            <text:p>2.4</text:p>
          </table:table-cell>
          <table:table-cell table:formula="of:=RANDBETWEEN(0;2500)/1000" office:value-type="float" office:value="1.057">
            <text:p>1.06</text:p>
          </table:table-cell>
          <table:table-cell table:formula="of:=[.C18]+[.D18]*COS([.G18])+[.E18]*COS([.G18]+[.H18])" office:value-type="float" office:value="-250.698945410442">
            <text:p>-250.7</text:p>
          </table:table-cell>
          <table:table-cell table:formula="of:=[.I18]*COS([.F18])" office:value-type="float" office:value="-119.926570960807">
            <text:p>-119.93</text:p>
          </table:table-cell>
          <table:table-cell table:formula="of:=[.I18]*SIN([.F18])" office:value-type="float" office:value="-220.153534624113">
            <text:p>-220.15</text:p>
          </table:table-cell>
          <table:table-cell table:formula="of:=[.D18]*SIN([.G18])+[.E18]*SIN([.G18]+[.H18])" office:value-type="float" office:value="63.1436500668408">
            <text:p>63.14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formula="of:=RANDBETWEEN(0;250)" office:value-type="float" office:value="229">
            <text:p>229</text:p>
          </table:table-cell>
          <table:table-cell table:formula="of:=RANDBETWEEN(0;250)" office:value-type="float" office:value="225">
            <text:p>225</text:p>
          </table:table-cell>
          <table:table-cell table:formula="of:=RANDBETWEEN(0;250)" office:value-type="float" office:value="56">
            <text:p>56</text:p>
          </table:table-cell>
          <table:table-cell table:formula="of:=RANDBETWEEN(-1600;1600)/1000" office:value-type="float" office:value="-0.295">
            <text:p>-0.3</text:p>
          </table:table-cell>
          <table:table-cell table:formula="of:=RANDBETWEEN(0;2500)/1000" office:value-type="float" office:value="1.814">
            <text:p>1.81</text:p>
          </table:table-cell>
          <table:table-cell table:formula="of:=RANDBETWEEN(0;2500)/1000" office:value-type="float" office:value="0.111">
            <text:p>0.11</text:p>
          </table:table-cell>
          <table:table-cell table:formula="of:=[.C19]+[.D19]*COS([.G19])+[.E19]*COS([.G19]+[.H19])" office:value-type="float" office:value="155.393777992516">
            <text:p>155.39</text:p>
          </table:table-cell>
          <table:table-cell table:formula="of:=[.I19]*COS([.F19])" office:value-type="float" office:value="148.681099686596">
            <text:p>148.68</text:p>
          </table:table-cell>
          <table:table-cell table:formula="of:=[.I19]*SIN([.F19])" office:value-type="float" office:value="-45.1791637236908">
            <text:p>-45.18</text:p>
          </table:table-cell>
          <table:table-cell table:formula="of:=[.D19]*SIN([.G19])+[.E19]*SIN([.G19]+[.H19])" office:value-type="float" office:value="270.902268011414">
            <text:p>270.9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formula="of:=RANDBETWEEN(0;250)" office:value-type="float" office:value="68">
            <text:p>68</text:p>
          </table:table-cell>
          <table:table-cell table:formula="of:=RANDBETWEEN(0;250)" office:value-type="float" office:value="113">
            <text:p>113</text:p>
          </table:table-cell>
          <table:table-cell table:formula="of:=RANDBETWEEN(0;250)" office:value-type="float" office:value="121">
            <text:p>121</text:p>
          </table:table-cell>
          <table:table-cell table:formula="of:=RANDBETWEEN(-1600;1600)/1000" office:value-type="float" office:value="1.077">
            <text:p>1.08</text:p>
          </table:table-cell>
          <table:table-cell table:formula="of:=RANDBETWEEN(0;2500)/1000" office:value-type="float" office:value="0.384">
            <text:p>0.38</text:p>
          </table:table-cell>
          <table:table-cell table:formula="of:=RANDBETWEEN(0;2500)/1000" office:value-type="float" office:value="0.444">
            <text:p>0.44</text:p>
          </table:table-cell>
          <table:table-cell table:formula="of:=[.C20]+[.D20]*COS([.G20])+[.E20]*COS([.G20]+[.H20])" office:value-type="float" office:value="254.608991624842">
            <text:p>254.61</text:p>
          </table:table-cell>
          <table:table-cell table:formula="of:=[.I20]*COS([.F20])" office:value-type="float" office:value="120.677561659995">
            <text:p>120.68</text:p>
          </table:table-cell>
          <table:table-cell table:formula="of:=[.I20]*SIN([.F20])" office:value-type="float" office:value="224.193364594086">
            <text:p>224.19</text:p>
          </table:table-cell>
          <table:table-cell table:formula="of:=[.D20]*SIN([.G20])+[.E20]*SIN([.G20]+[.H20])" office:value-type="float" office:value="131.459630527857">
            <text:p>131.46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formula="of:=RANDBETWEEN(0;250)" office:value-type="float" office:value="19">
            <text:p>19</text:p>
          </table:table-cell>
          <table:table-cell table:formula="of:=RANDBETWEEN(0;250)" office:value-type="float" office:value="152">
            <text:p>152</text:p>
          </table:table-cell>
          <table:table-cell table:formula="of:=RANDBETWEEN(0;250)" office:value-type="float" office:value="97">
            <text:p>97</text:p>
          </table:table-cell>
          <table:table-cell table:formula="of:=RANDBETWEEN(-1600;1600)/1000" office:value-type="float" office:value="0.755">
            <text:p>0.76</text:p>
          </table:table-cell>
          <table:table-cell table:formula="of:=RANDBETWEEN(0;2500)/1000" office:value-type="float" office:value="0.832">
            <text:p>0.83</text:p>
          </table:table-cell>
          <table:table-cell table:formula="of:=RANDBETWEEN(0;2500)/1000" office:value-type="float" office:value="0.534">
            <text:p>0.53</text:p>
          </table:table-cell>
          <table:table-cell table:formula="of:=[.C21]+[.D21]*COS([.G21])+[.E21]*COS([.G21]+[.H21])" office:value-type="float" office:value="141.083250859339">
            <text:p>141.08</text:p>
          </table:table-cell>
          <table:table-cell table:formula="of:=[.I21]*COS([.F21])" office:value-type="float" office:value="102.746916820561">
            <text:p>102.75</text:p>
          </table:table-cell>
          <table:table-cell table:formula="of:=[.I21]*SIN([.F21])" office:value-type="float" office:value="96.6827531512623">
            <text:p>96.68</text:p>
          </table:table-cell>
          <table:table-cell table:formula="of:=[.D21]*SIN([.G21])+[.E21]*SIN([.G21]+[.H21])" office:value-type="float" office:value="207.34344143458">
            <text:p>207.34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formula="of:=RANDBETWEEN(0;250)" office:value-type="float" office:value="21">
            <text:p>21</text:p>
          </table:table-cell>
          <table:table-cell table:formula="of:=RANDBETWEEN(0;250)" office:value-type="float" office:value="228">
            <text:p>228</text:p>
          </table:table-cell>
          <table:table-cell table:formula="of:=RANDBETWEEN(0;250)" office:value-type="float" office:value="68">
            <text:p>68</text:p>
          </table:table-cell>
          <table:table-cell table:formula="of:=RANDBETWEEN(-1600;1600)/1000" office:value-type="float" office:value="-0.632">
            <text:p>-0.63</text:p>
          </table:table-cell>
          <table:table-cell table:formula="of:=RANDBETWEEN(0;2500)/1000" office:value-type="float" office:value="1.925">
            <text:p>1.93</text:p>
          </table:table-cell>
          <table:table-cell table:formula="of:=RANDBETWEEN(0;2500)/1000" office:value-type="float" office:value="0.246">
            <text:p>0.25</text:p>
          </table:table-cell>
          <table:table-cell table:formula="of:=[.C22]+[.D22]*COS([.G22])+[.E22]*COS([.G22]+[.H22])" office:value-type="float" office:value="-96.4874548240232">
            <text:p>-96.49</text:p>
          </table:table-cell>
          <table:table-cell table:formula="of:=[.I22]*COS([.F22])" office:value-type="float" office:value="-77.8506716952133">
            <text:p>-77.85</text:p>
          </table:table-cell>
          <table:table-cell table:formula="of:=[.I22]*SIN([.F22])" office:value-type="float" office:value="57.0008934581033">
            <text:p>57</text:p>
          </table:table-cell>
          <table:table-cell table:formula="of:=[.D22]*SIN([.G22])+[.E22]*SIN([.G22]+[.H22])" office:value-type="float" office:value="269.961441516101">
            <text:p>269.96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3"/>
          <table:table-cell table:style-name="ce1" table:number-columns-repeated="10"/>
          <table:table-cell table:style-name="ce8"/>
          <table:table-cell table:style-name="ce1" table:number-columns-repeated="101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formula="of:=ACOS([.H26])" office:value-type="float" office:value="0">
            <text:p>#VALEUR !</text:p>
          </table:table-cell>
          <table:table-cell/>
          <table:table-cell table:formula="of:=[.C4]" office:value-type="float" office:value="100">
            <text:p>100</text:p>
          </table:table-cell>
          <table:table-cell table:formula="of:=[.D4]" office:value-type="float" office:value="100">
            <text:p>100</text:p>
          </table:table-cell>
          <table:table-cell table:formula="of:=[.E4]" office:value-type="float" office:value="100">
            <text:p>100</text:p>
          </table:table-cell>
          <table:table-cell table:formula="of:=ATAN2([.J26];[.K26])" office:value-type="float" office:value="0.7854">
            <text:p>0.79</text:p>
          </table:table-cell>
          <table:table-cell table:formula="of:=ATAN2(([.I4]-[.C4]); [.L4]) - ACOS(([.D4]+[.E4]*COS([.H26]))/(SQRT([.L4]^2+([.I4]-[.C4])^2)))" office:value-type="float" office:value="0.89">
            <text:p>0.89</text:p>
          </table:table-cell>
          <table:table-cell table:formula="of:=ACOS((([.I26]-[.C26])^2+[.L26]^2-[.D26]^2-[.E26]^2)/(2*[.D26]*[.E26]))" office:value-type="float" office:value="1.3">
            <text:p>1.3</text:p>
          </table:table-cell>
          <table:table-cell table:formula="of:=SQRT([.J26]^2+[.K26]^2)" office:value-type="float" office:value="104.902516341847">
            <text:p>104.9</text:p>
          </table:table-cell>
          <table:table-cell table:formula="of:=[.J4]" office:value-type="float" office:value="74.1771444345449">
            <text:p>74.18</text:p>
          </table:table-cell>
          <table:table-cell table:formula="of:=[.K4]" office:value-type="float" office:value="74.1774169029108">
            <text:p>74.18</text:p>
          </table:table-cell>
          <table:table-cell table:formula="of:=[.L4]" office:value-type="float" office:value="159.141263995262">
            <text:p>159.14</text:p>
          </table:table-cell>
          <table:table-cell table:formula="of:=[.F26]-[.F4]" office:value-type="float" office:value="0">
            <text:p>0</text:p>
          </table:table-cell>
          <table:table-cell table:formula="of:=[.G26]-[.G4]" office:value-type="float" office:value="0">
            <text:p>0</text:p>
          </table:table-cell>
          <table:table-cell table:formula="of:=[.H26]-[.H4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5]" office:value-type="float" office:value="100">
            <text:p>100</text:p>
          </table:table-cell>
          <table:table-cell table:formula="of:=[.D5]" office:value-type="float" office:value="50">
            <text:p>50</text:p>
          </table:table-cell>
          <table:table-cell table:formula="of:=[.E5]" office:value-type="float" office:value="50">
            <text:p>50</text:p>
          </table:table-cell>
          <table:table-cell table:formula="of:=ATAN2([.J27];[.K27])" office:value-type="float" office:value="0.7854">
            <text:p>0.79</text:p>
          </table:table-cell>
          <table:table-cell table:formula="of:=ATAN2(([.I5]-[.C5]); [.L5]) - ACOS(([.D5]+[.E5]*COS([.H27]))/(SQRT([.L5]^2+([.I5]-[.C5])^2)))" office:value-type="float" office:value="0.7854">
            <text:p>0.79</text:p>
          </table:table-cell>
          <table:table-cell table:formula="of:=ACOS((([.I27]-[.C27])^2+[.L27]^2-[.D27]^2-[.E27]^2)/(2*[.D27]*[.E27]))" office:value-type="float" office:value="0.785400000000001">
            <text:p>0.79</text:p>
          </table:table-cell>
          <table:table-cell table:formula="of:=SQRT([.J27]^2+[.K27]^2)" office:value-type="float" office:value="135.355090465307">
            <text:p>135.36</text:p>
          </table:table-cell>
          <table:table-cell table:formula="of:=[.J5]" office:value-type="float" office:value="95.7103265538227">
            <text:p>95.71</text:p>
          </table:table-cell>
          <table:table-cell table:formula="of:=[.K5]" office:value-type="float" office:value="95.7106781181283">
            <text:p>95.71</text:p>
          </table:table-cell>
          <table:table-cell table:formula="of:=[.L5]" office:value-type="float" office:value="85.3554039926364">
            <text:p>85.36</text:p>
          </table:table-cell>
          <table:table-cell table:formula="of:=[.F27]-[.F5]" office:value-type="float" office:value="0">
            <text:p>0</text:p>
          </table:table-cell>
          <table:table-cell table:formula="of:=[.G27]-[.G5]" office:value-type="float" office:value="0">
            <text:p>0</text:p>
          </table:table-cell>
          <table:table-cell table:formula="of:=[.H27]-[.H5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6]" office:value-type="float" office:value="80">
            <text:p>80</text:p>
          </table:table-cell>
          <table:table-cell table:formula="of:=[.D6]" office:value-type="float" office:value="65">
            <text:p>65</text:p>
          </table:table-cell>
          <table:table-cell table:formula="of:=[.E6]" office:value-type="float" office:value="85">
            <text:p>85</text:p>
          </table:table-cell>
          <table:table-cell table:formula="of:=ATAN2([.J28];[.K28])" office:value-type="float" office:value="0.32">
            <text:p>0.32</text:p>
          </table:table-cell>
          <table:table-cell table:formula="of:=ATAN2(([.I6]-[.C6]); [.L6]) - ACOS(([.D6]+[.E6]*COS([.H28]))/(SQRT([.L6]^2+([.I6]-[.C6])^2)))" office:value-type="float" office:value="0.559999999999999">
            <text:p>0.56</text:p>
          </table:table-cell>
          <table:table-cell table:formula="of:=ACOS((([.I28]-[.C28])^2+[.L28]^2-[.D28]^2-[.E28]^2)/(2*[.D28]*[.E28]))" office:value-type="float" office:value="0.540000000000001">
            <text:p>0.54</text:p>
          </table:table-cell>
          <table:table-cell table:formula="of:=SQRT([.J28]^2+[.K28]^2)" office:value-type="float" office:value="173.627252537046">
            <text:p>173.63</text:p>
          </table:table-cell>
          <table:table-cell table:formula="of:=[.J6]" office:value-type="float" office:value="164.813137652509">
            <text:p>164.81</text:p>
          </table:table-cell>
          <table:table-cell table:formula="of:=[.K6]" office:value-type="float" office:value="54.6173276598047">
            <text:p>54.62</text:p>
          </table:table-cell>
          <table:table-cell table:formula="of:=[.L6]" office:value-type="float" office:value="110.279728470079">
            <text:p>110.28</text:p>
          </table:table-cell>
          <table:table-cell table:formula="of:=[.F28]-[.F6]" office:value-type="float" office:value="0">
            <text:p>0</text:p>
          </table:table-cell>
          <table:table-cell table:formula="of:=[.G28]-[.G6]" office:value-type="float" office:value="0">
            <text:p>0</text:p>
          </table:table-cell>
          <table:table-cell table:formula="of:=[.H28]-[.H6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7]" office:value-type="float" office:value="150">
            <text:p>150</text:p>
          </table:table-cell>
          <table:table-cell table:formula="of:=[.D7]" office:value-type="float" office:value="93">
            <text:p>93</text:p>
          </table:table-cell>
          <table:table-cell table:formula="of:=[.E7]" office:value-type="float" office:value="321">
            <text:p>321</text:p>
          </table:table-cell>
          <table:table-cell table:formula="of:=ATAN2([.J29];[.K29])" office:value-type="float" office:value="-1.3">
            <text:p>-1.3</text:p>
          </table:table-cell>
          <table:table-cell table:formula="of:=ATAN2(([.I7]-[.C7]); [.L7]) - ACOS(([.D7]+[.E7]*COS([.H29]))/(SQRT([.L7]^2+([.I7]-[.C7])^2)))" office:value-type="float" office:value="1.1">
            <text:p>1.1</text:p>
          </table:table-cell>
          <table:table-cell table:formula="of:=ACOS((([.I29]-[.C29])^2+[.L29]^2-[.D29]^2-[.E29]^2)/(2*[.D29]*[.E29]))" office:value-type="float" office:value="0.199999999999998">
            <text:p>0.2</text:p>
          </table:table-cell>
          <table:table-cell table:formula="of:=SQRT([.J29]^2+[.K29]^2)" office:value-type="float" office:value="278.051563281071">
            <text:p>278.05</text:p>
          </table:table-cell>
          <table:table-cell table:formula="of:=[.J7]" office:value-type="float" office:value="74.3784674749219">
            <text:p>74.38</text:p>
          </table:table-cell>
          <table:table-cell table:formula="of:=[.K7]" office:value-type="float" office:value="-267.918859767523">
            <text:p>-267.92</text:p>
          </table:table-cell>
          <table:table-cell table:formula="of:=[.L7]" office:value-type="float" office:value="392.184462004632">
            <text:p>392.18</text:p>
          </table:table-cell>
          <table:table-cell table:formula="of:=[.F29]-[.F7]" office:value-type="float" office:value="0">
            <text:p>0</text:p>
          </table:table-cell>
          <table:table-cell table:formula="of:=[.G29]-[.G7]" office:value-type="float" office:value="0">
            <text:p>0</text:p>
          </table:table-cell>
          <table:table-cell table:formula="of:=[.H29]-[.H7]" office:value-type="float" office:value="-1.66533453693773E-015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8]" office:value-type="float" office:value="30">
            <text:p>30</text:p>
          </table:table-cell>
          <table:table-cell table:formula="of:=[.D8]" office:value-type="float" office:value="100">
            <text:p>100</text:p>
          </table:table-cell>
          <table:table-cell table:formula="of:=[.E8]" office:value-type="float" office:value="100">
            <text:p>100</text:p>
          </table:table-cell>
          <table:table-cell table:formula="of:=ATAN2([.J30];[.K30])" office:value-type="float" office:value="0">
            <text:p>0</text:p>
          </table:table-cell>
          <table:table-cell table:formula="of:=ATAN2(([.I8]-[.C8]); [.L8]) - ACOS(([.D8]+[.E8]*COS([.H30]))/(SQRT([.L8]^2+([.I8]-[.C8])^2)))" office:value-type="float" office:value="1">
            <text:p>1</text:p>
          </table:table-cell>
          <table:table-cell table:formula="of:=ACOS((([.I30]-[.C30])^2+[.L30]^2-[.D30]^2-[.E30]^2)/(2*[.D30]*[.E30]))" office:value-type="float" office:value="0.199999999999999">
            <text:p>0.2</text:p>
          </table:table-cell>
          <table:table-cell table:formula="of:=SQRT([.J30]^2+[.K30]^2)" office:value-type="float" office:value="120.266006034481">
            <text:p>120.27</text:p>
          </table:table-cell>
          <table:table-cell table:formula="of:=[.J8]" office:value-type="float" office:value="120.266006034481">
            <text:p>120.27</text:p>
          </table:table-cell>
          <table:table-cell table:formula="of:=[.K8]" office:value-type="float" office:value="0">
            <text:p>0</text:p>
          </table:table-cell>
          <table:table-cell table:formula="of:=[.L8]" office:value-type="float" office:value="177.351007077512">
            <text:p>177.35</text:p>
          </table:table-cell>
          <table:table-cell table:formula="of:=[.F30]-[.F8]" office:value-type="float" office:value="0">
            <text:p>0</text:p>
          </table:table-cell>
          <table:table-cell table:formula="of:=[.G30]-[.G8]" office:value-type="float" office:value="0">
            <text:p>0</text:p>
          </table:table-cell>
          <table:table-cell table:formula="of:=[.H30]-[.H8]" office:value-type="float" office:value="-1.11022302462516E-015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9]" office:value-type="float" office:value="25">
            <text:p>25</text:p>
          </table:table-cell>
          <table:table-cell table:formula="of:=[.D9]" office:value-type="float" office:value="82">
            <text:p>82</text:p>
          </table:table-cell>
          <table:table-cell table:formula="of:=[.E9]" office:value-type="float" office:value="74">
            <text:p>74</text:p>
          </table:table-cell>
          <table:table-cell table:formula="of:=ATAN2([.J31];[.K31])" office:value-type="float" office:value="-0.2">
            <text:p>-0.2</text:p>
          </table:table-cell>
          <table:table-cell table:formula="of:=ATAN2(([.I9]-[.C9]); [.L9]) - ACOS(([.D9]+[.E9]*COS([.H31]))/(SQRT([.L9]^2+([.I9]-[.C9])^2)))" office:value-type="float" office:value="0.389999999999999">
            <text:p>0.39</text:p>
          </table:table-cell>
          <table:table-cell table:formula="of:=ACOS((([.I31]-[.C31])^2+[.L31]^2-[.D31]^2-[.E31]^2)/(2*[.D31]*[.E31]))" office:value-type="float" office:value="0.600000000000001">
            <text:p>0.6</text:p>
          </table:table-cell>
          <table:table-cell table:formula="of:=SQRT([.J31]^2+[.K31]^2)" office:value-type="float" office:value="141.445592591337">
            <text:p>141.45</text:p>
          </table:table-cell>
          <table:table-cell table:formula="of:=[.J9]" office:value-type="float" office:value="138.626097881718">
            <text:p>138.63</text:p>
          </table:table-cell>
          <table:table-cell table:formula="of:=[.K9]" office:value-type="float" office:value="-28.1009012240318">
            <text:p>-28.1</text:p>
          </table:table-cell>
          <table:table-cell table:formula="of:=[.L9]" office:value-type="float" office:value="93.0413724565378">
            <text:p>93.04</text:p>
          </table:table-cell>
          <table:table-cell table:formula="of:=[.F31]-[.F9]" office:value-type="float" office:value="0">
            <text:p>0</text:p>
          </table:table-cell>
          <table:table-cell table:formula="of:=[.G31]-[.G9]" office:value-type="float" office:value="-1.38777878078145E-015">
            <text:p>0</text:p>
          </table:table-cell>
          <table:table-cell table:formula="of:=[.H31]-[.H9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10]" office:value-type="float" office:value="192">
            <text:p>192</text:p>
          </table:table-cell>
          <table:table-cell table:formula="of:=[.D10]" office:value-type="float" office:value="107">
            <text:p>107</text:p>
          </table:table-cell>
          <table:table-cell table:formula="of:=[.E10]" office:value-type="float" office:value="101">
            <text:p>101</text:p>
          </table:table-cell>
          <table:table-cell table:formula="of:=ATAN2([.J32];[.K32])" office:value-type="float" office:value="1.112">
            <text:p>1.11</text:p>
          </table:table-cell>
          <table:table-cell table:formula="of:=ATAN2(([.I10]-[.C10]); [.L10]) - ACOS(([.D10]+[.E10]*COS([.H32]))/(SQRT([.L10]^2+([.I10]-[.C10])^2)))" office:value-type="float" office:value="1.614">
            <text:p>1.61</text:p>
          </table:table-cell>
          <table:table-cell table:formula="of:=ACOS((([.I32]-[.C32])^2+[.L32]^2-[.D32]^2-[.E32]^2)/(2*[.D32]*[.E32]))" office:value-type="float" office:value="2.354">
            <text:p>2.35</text:p>
          </table:table-cell>
          <table:table-cell table:formula="of:=SQRT([.J32]^2+[.K32]^2)" office:value-type="float" office:value="118.948869340355">
            <text:p>118.95</text:p>
          </table:table-cell>
          <table:table-cell table:formula="of:=[.J10]" office:value-type="float" office:value="52.678794321853">
            <text:p>52.68</text:p>
          </table:table-cell>
          <table:table-cell table:formula="of:=[.K10]" office:value-type="float" office:value="106.647916745451">
            <text:p>106.65</text:p>
          </table:table-cell>
          <table:table-cell table:formula="of:=[.L10]" office:value-type="float" office:value="32.6144507721047">
            <text:p>32.61</text:p>
          </table:table-cell>
          <table:table-cell table:formula="of:=[.F32]-[.F10]" office:value-type="float" office:value="0">
            <text:p>0</text:p>
          </table:table-cell>
          <table:table-cell table:formula="of:=[.G32]-[.G10]" office:value-type="float" office:value="0">
            <text:p>0</text:p>
          </table:table-cell>
          <table:table-cell table:formula="of:=[.H32]-[.H10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11]" office:value-type="float" office:value="72">
            <text:p>72</text:p>
          </table:table-cell>
          <table:table-cell table:formula="of:=[.D11]" office:value-type="float" office:value="202">
            <text:p>202</text:p>
          </table:table-cell>
          <table:table-cell table:formula="of:=[.E11]" office:value-type="float" office:value="41">
            <text:p>41</text:p>
          </table:table-cell>
          <table:table-cell table:formula="of:=ATAN2([.J33];[.K33])" office:value-type="float" office:value="-1.564">
            <text:p>-1.56</text:p>
          </table:table-cell>
          <table:table-cell table:formula="of:=ATAN2(([.I11]-[.C11]); [.L11]) - ACOS(([.D11]+[.E11]*COS([.H33]))/(SQRT([.L11]^2+([.I11]-[.C11])^2)))" office:value-type="float" office:value="1.003">
            <text:p>1</text:p>
          </table:table-cell>
          <table:table-cell table:formula="of:=ACOS((([.I33]-[.C33])^2+[.L33]^2-[.D33]^2-[.E33]^2)/(2*[.D33]*[.E33]))" office:value-type="float" office:value="0.212999999999999">
            <text:p>0.21</text:p>
          </table:table-cell>
          <table:table-cell table:formula="of:=SQRT([.J33]^2+[.K33]^2)" office:value-type="float" office:value="194.87401876608">
            <text:p>194.87</text:p>
          </table:table-cell>
          <table:table-cell table:formula="of:=[.J11]" office:value-type="float" office:value="1.32441731949536">
            <text:p>1.32</text:p>
          </table:table-cell>
          <table:table-cell table:formula="of:=[.K11]" office:value-type="float" office:value="-194.869518162299">
            <text:p>-194.87</text:p>
          </table:table-cell>
          <table:table-cell table:formula="of:=[.L11]" office:value-type="float" office:value="208.75020457366">
            <text:p>208.75</text:p>
          </table:table-cell>
          <table:table-cell table:formula="of:=[.F33]-[.F11]" office:value-type="float" office:value="0">
            <text:p>0</text:p>
          </table:table-cell>
          <table:table-cell table:formula="of:=[.G33]-[.G11]" office:value-type="float" office:value="0">
            <text:p>0</text:p>
          </table:table-cell>
          <table:table-cell table:formula="of:=[.H33]-[.H11]" office:value-type="float" office:value="-9.15933995315754E-016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12]" office:value-type="float" office:value="50">
            <text:p>50</text:p>
          </table:table-cell>
          <table:table-cell table:formula="of:=[.D12]" office:value-type="float" office:value="198">
            <text:p>198</text:p>
          </table:table-cell>
          <table:table-cell table:formula="of:=[.E12]" office:value-type="float" office:value="209">
            <text:p>209</text:p>
          </table:table-cell>
          <table:table-cell table:formula="of:=ATAN2([.J34];[.K34])" office:value-type="float" office:value="2.02459265358979">
            <text:p>2.02</text:p>
          </table:table-cell>
          <table:table-cell table:formula="of:=ATAN2(([.I12]-[.C12]); [.L12]) - ACOS(([.D12]+[.E12]*COS([.H34]))/(SQRT([.L12]^2+([.I12]-[.C12])^2)))" office:value-type="float" office:value="1.893">
            <text:p>1.89</text:p>
          </table:table-cell>
          <table:table-cell table:formula="of:=ACOS((([.I34]+[.C34])^2+[.L34]^2-[.D34]^2-[.E34]^2)/(2*[.D34]*[.E34]))" office:value-type="float" office:value="1.163">
            <text:p>1.16</text:p>
          </table:table-cell>
          <table:table-cell table:formula="of:=SQRT([.J34]^2+[.K34]^2)" office:value-type="float" office:value="220.933094339465">
            <text:p>220.93</text:p>
          </table:table-cell>
          <table:table-cell table:formula="of:=[.J12]" office:value-type="float" office:value="-96.8528228834476">
            <text:p>-96.85</text:p>
          </table:table-cell>
          <table:table-cell table:formula="of:=[.K12]" office:value-type="float" office:value="198.572311448294">
            <text:p>198.57</text:p>
          </table:table-cell>
          <table:table-cell table:formula="of:=[.L12]" office:value-type="float" office:value="205.677932550598">
            <text:p>205.68</text:p>
          </table:table-cell>
          <table:table-cell table:formula="of:=[.F34]-[.F12]" office:value-type="float" office:value="3.14159265358979">
            <text:p>3.14</text:p>
          </table:table-cell>
          <table:table-cell table:formula="of:=[.G34]-[.G12]" office:value-type="float" office:value="0">
            <text:p>0</text:p>
          </table:table-cell>
          <table:table-cell table:formula="of:=[.H34]-[.H12]" office:value-type="float" office:value="0">
            <text:p>0</text:p>
          </table:table-cell>
          <table:table-cell office:value-type="string">
            <text:p>R+OA si x&lt;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[.C13]" office:value-type="float" office:value="224">
            <text:p>224</text:p>
          </table:table-cell>
          <table:table-cell table:formula="of:=[.D13]" office:value-type="float" office:value="182">
            <text:p>182</text:p>
          </table:table-cell>
          <table:table-cell table:formula="of:=[.E13]" office:value-type="float" office:value="107">
            <text:p>107</text:p>
          </table:table-cell>
          <table:table-cell table:formula="of:=ATAN2([.J35];[.K35])" office:value-type="float" office:value="-0.532">
            <text:p>-0.53</text:p>
          </table:table-cell>
          <table:table-cell table:formula="of:=ATAN2(([.I13]-[.C13]); [.L13]) - ACOS(([.D13]+[.E13]*COS([.H35]))/(SQRT([.L13]^2+([.I13]-[.C13])^2)))" office:value-type="float" office:value="1.8">
            <text:p>1.8</text:p>
          </table:table-cell>
          <table:table-cell table:formula="of:=ACOS((([.I35]-[.C35])^2+[.L35]^2-[.D35]^2-[.E35]^2)/(2*[.D35]*[.E35]))" office:value-type="float" office:value="0.973">
            <text:p>0.97</text:p>
          </table:table-cell>
          <table:table-cell table:formula="of:=SQRT([.J35]^2+[.K35]^2)" office:value-type="float" office:value="82.8358373512627">
            <text:p>82.84</text:p>
          </table:table-cell>
          <table:table-cell table:formula="of:=[.J13]" office:value-type="float" office:value="71.3874507166152">
            <text:p>71.39</text:p>
          </table:table-cell>
          <table:table-cell table:formula="of:=[.K13]" office:value-type="float" office:value="-42.01913647218">
            <text:p>-42.02</text:p>
          </table:table-cell>
          <table:table-cell table:formula="of:=[.L13]" office:value-type="float" office:value="215.792686261342">
            <text:p>215.79</text:p>
          </table:table-cell>
          <table:table-cell table:formula="of:=[.F35]-[.F13]" office:value-type="float" office:value="0">
            <text:p>0</text:p>
          </table:table-cell>
          <table:table-cell table:formula="of:=[.G35]-[.G13]" office:value-type="float" office:value="0">
            <text:p>0</text:p>
          </table:table-cell>
          <table:table-cell table:formula="of:=[.H35]-[.H13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14]" office:value-type="float" office:value="130">
            <text:p>130</text:p>
          </table:table-cell>
          <table:table-cell table:formula="of:=[.D14]" office:value-type="float" office:value="154">
            <text:p>154</text:p>
          </table:table-cell>
          <table:table-cell table:formula="of:=[.E14]" office:value-type="float" office:value="244">
            <text:p>244</text:p>
          </table:table-cell>
          <table:table-cell table:formula="of:=ATAN2([.J36];[.K36])" office:value-type="float" office:value="-1.85559265358979">
            <text:p>-1.86</text:p>
          </table:table-cell>
          <table:table-cell table:formula="of:=ATAN2(([.I14]-[.C14]); [.L14]) - ACOS(([.D14]+[.E14]*COS([.H36]))/(SQRT([.L14]^2+([.I14]-[.C14])^2)))" office:value-type="float" office:value="1.352">
            <text:p>1.35</text:p>
          </table:table-cell>
          <table:table-cell table:formula="of:=ACOS((([.I36]+[.C36])^2+[.L36]^2-[.D36]^2-[.E36]^2)/(2*[.D36]*[.E36]))" office:value-type="float" office:value="1.07">
            <text:p>1.07</text:p>
          </table:table-cell>
          <table:table-cell table:formula="of:=SQRT([.J36]^2+[.K36]^2)" office:value-type="float" office:value="20.0796808317809">
            <text:p>20.08</text:p>
          </table:table-cell>
          <table:table-cell table:formula="of:=[.J14]" office:value-type="float" office:value="-5.64162704691943">
            <text:p>-5.64</text:p>
          </table:table-cell>
          <table:table-cell table:formula="of:=[.K14]" office:value-type="float" office:value="-19.2708491398189">
            <text:p>-19.27</text:p>
          </table:table-cell>
          <table:table-cell table:formula="of:=[.L14]" office:value-type="float" office:value="311.143673343012">
            <text:p>311.14</text:p>
          </table:table-cell>
          <table:table-cell table:formula="of:=[.F36]-[.F14]" office:value-type="float" office:value="-3.14159265358979">
            <text:p>-3.14</text:p>
          </table:table-cell>
          <table:table-cell table:formula="of:=[.G36]-[.G14]" office:value-type="float" office:value="0">
            <text:p>0</text:p>
          </table:table-cell>
          <table:table-cell table:formula="of:=[.H36]-[.H14]" office:value-type="float" office:value="0">
            <text:p>0</text:p>
          </table:table-cell>
          <table:table-cell office:value-type="string">
            <text:p>R+OA si x&lt;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formula="of:=[.C15]" office:value-type="float" office:value="243">
            <text:p>243</text:p>
          </table:table-cell>
          <table:table-cell table:formula="of:=[.D15]" office:value-type="float" office:value="82">
            <text:p>82</text:p>
          </table:table-cell>
          <table:table-cell table:formula="of:=[.E15]" office:value-type="float" office:value="109">
            <text:p>109</text:p>
          </table:table-cell>
          <table:table-cell table:formula="of:=ATAN2([.J37];[.K37])" office:value-type="float" office:value="0.273">
            <text:p>0.27</text:p>
          </table:table-cell>
          <table:table-cell table:formula="of:=ATAN2(([.I15]-[.C15]); [.L15]) - ACOS(([.D15]+[.E15]*COS([.H37]))/(SQRT([.L15]^2+([.I15]-[.C15])^2)))" office:value-type="float" office:value="0.128">
            <text:p>0.13</text:p>
          </table:table-cell>
          <table:table-cell table:formula="of:=ACOS((([.I37]-[.C37])^2+[.L37]^2-[.D37]^2-[.E37]^2)/(2*[.D37]*[.E37]))" office:value-type="float" office:value="0.937999999999999">
            <text:p>0.94</text:p>
          </table:table-cell>
          <table:table-cell table:formula="of:=SQRT([.J37]^2+[.K37]^2)" office:value-type="float" office:value="377.044753350046">
            <text:p>377.04</text:p>
          </table:table-cell>
          <table:table-cell table:formula="of:=[.J15]" office:value-type="float" office:value="363.081416062329">
            <text:p>363.08</text:p>
          </table:table-cell>
          <table:table-cell table:formula="of:=[.K15]" office:value-type="float" office:value="101.659388838272">
            <text:p>101.66</text:p>
          </table:table-cell>
          <table:table-cell table:formula="of:=[.L15]" office:value-type="float" office:value="105.872118835152">
            <text:p>105.87</text:p>
          </table:table-cell>
          <table:table-cell table:formula="of:=[.F37]-[.F15]" office:value-type="float" office:value="0">
            <text:p>0</text:p>
          </table:table-cell>
          <table:table-cell table:formula="of:=[.G37]-[.G15]" office:value-type="float" office:value="0">
            <text:p>0</text:p>
          </table:table-cell>
          <table:table-cell table:formula="of:=[.H37]-[.H15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16]" office:value-type="float" office:value="132">
            <text:p>132</text:p>
          </table:table-cell>
          <table:table-cell table:formula="of:=[.D16]" office:value-type="float" office:value="237">
            <text:p>237</text:p>
          </table:table-cell>
          <table:table-cell table:formula="of:=[.E16]" office:value-type="float" office:value="78">
            <text:p>78</text:p>
          </table:table-cell>
          <table:table-cell table:formula="of:=ATAN2([.J38];[.K38])" office:value-type="float" office:value="2.56359265358979">
            <text:p>2.56</text:p>
          </table:table-cell>
          <table:table-cell table:formula="of:=ATAN2(([.I16]-[.C16]); [.L16]) - ACOS(([.D16]+[.E16]*COS([.H38]))/(SQRT([.L16]^2+([.I16]-[.C16])^2)))" office:value-type="float" office:value="1.5893743111498">
            <text:p>1.59</text:p>
          </table:table-cell>
          <table:table-cell table:formula="of:=ACOS((([.I38]-[.C38])^2+[.L38]^2-[.D38]^2-[.E38]^2)/(2*[.D38]*[.E38]))" office:value-type="float" office:value="1.58351239867761">
            <text:p>1.58</text:p>
          </table:table-cell>
          <table:table-cell table:formula="of:=SQRT([.J38]^2+[.K38]^2)" office:value-type="float" office:value="44.8001005828297">
            <text:p>44.8</text:p>
          </table:table-cell>
          <table:table-cell table:formula="of:=[.J16]" office:value-type="float" office:value="-37.5226389250287">
            <text:p>-37.52</text:p>
          </table:table-cell>
          <table:table-cell table:formula="of:=[.K16]" office:value-type="float" office:value="24.4765312153005">
            <text:p>24.48</text:p>
          </table:table-cell>
          <table:table-cell table:formula="of:=[.L16]" office:value-type="float" office:value="232.763939651317">
            <text:p>232.76</text:p>
          </table:table-cell>
          <table:table-cell table:formula="of:=[.F38]-[.F16]" office:value-type="float" office:value="3.14159265358979">
            <text:p>3.14</text:p>
          </table:table-cell>
          <table:table-cell table:formula="of:=[.G38]-[.G16]" office:value-type="float" office:value="-0.421625688850205">
            <text:p>-0.42</text:p>
          </table:table-cell>
          <table:table-cell table:formula="of:=[.H38]-[.H16]" office:value-type="float" office:value="0.690512398677615">
            <text:p>0.69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17]" office:value-type="float" office:value="9">
            <text:p>9</text:p>
          </table:table-cell>
          <table:table-cell table:formula="of:=[.D17]" office:value-type="float" office:value="200">
            <text:p>200</text:p>
          </table:table-cell>
          <table:table-cell table:formula="of:=[.E17]" office:value-type="float" office:value="137">
            <text:p>137</text:p>
          </table:table-cell>
          <table:table-cell table:formula="of:=ATAN2([.J39];[.K39])" office:value-type="float" office:value="2.34159265358979">
            <text:p>2.34</text:p>
          </table:table-cell>
          <table:table-cell table:formula="of:=ATAN2(([.I17]-[.C17]); [.L17]) - ACOS(([.D17]+[.E17]*COS([.H39]))/(SQRT([.L17]^2+([.I17]-[.C17])^2)))" office:value-type="float" office:value="1.40241342334384">
            <text:p>1.4</text:p>
          </table:table-cell>
          <table:table-cell table:formula="of:=ACOS((([.I39]-[.C39])^2+[.L39]^2-[.D39]^2-[.E39]^2)/(2*[.D39]*[.E39]))" office:value-type="float" office:value="1.0570850134667">
            <text:p>1.06</text:p>
          </table:table-cell>
          <table:table-cell table:formula="of:=SQRT([.J39]^2+[.K39]^2)" office:value-type="float" office:value="74.4205313134733">
            <text:p>74.42</text:p>
          </table:table-cell>
          <table:table-cell table:formula="of:=[.J17]" office:value-type="float" office:value="-51.8492834792776">
            <text:p>-51.85</text:p>
          </table:table-cell>
          <table:table-cell table:formula="of:=[.K17]" office:value-type="float" office:value="53.3860214256987">
            <text:p>53.39</text:p>
          </table:table-cell>
          <table:table-cell table:formula="of:=[.L17]" office:value-type="float" office:value="285.339414236715">
            <text:p>285.34</text:p>
          </table:table-cell>
          <table:table-cell table:formula="of:=[.F39]-[.F17]" office:value-type="float" office:value="3.14159265358979">
            <text:p>3.14</text:p>
          </table:table-cell>
          <table:table-cell table:formula="of:=[.G39]-[.G17]" office:value-type="float" office:value="-0.054586576656164">
            <text:p>-0.05</text:p>
          </table:table-cell>
          <table:table-cell table:formula="of:=[.H39]-[.H17]" office:value-type="float" office:value="0.0570850134666985">
            <text:p>0.06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18]" office:value-type="float" office:value="44">
            <text:p>44</text:p>
          </table:table-cell>
          <table:table-cell table:formula="of:=[.D18]" office:value-type="float" office:value="173">
            <text:p>173</text:p>
          </table:table-cell>
          <table:table-cell table:formula="of:=[.E18]" office:value-type="float" office:value="176">
            <text:p>176</text:p>
          </table:table-cell>
          <table:table-cell table:formula="of:=ATAN2([.J40];[.K40])" office:value-type="float" office:value="-2.06959265358979">
            <text:p>-2.07</text:p>
          </table:table-cell>
          <table:table-cell table:formula="of:=ATAN2(([.I18]-[.C18]); [.L18]) - ACOS(([.D18]+[.E18]*COS([.H40]))/(SQRT([.L18]^2+([.I18]-[.C18])^2)))" office:value-type="float" office:value="1.81298741331596">
            <text:p>1.81</text:p>
          </table:table-cell>
          <table:table-cell table:formula="of:=ACOS((([.I40]-[.C40])^2+[.L40]^2-[.D40]^2-[.E40]^2)/(2*[.D40]*[.E40]))" office:value-type="float" office:value="1.80603642894453">
            <text:p>1.81</text:p>
          </table:table-cell>
          <table:table-cell table:formula="of:=SQRT([.J40]^2+[.K40]^2)" office:value-type="float" office:value="250.698945410442">
            <text:p>250.7</text:p>
          </table:table-cell>
          <table:table-cell table:formula="of:=[.J18]" office:value-type="float" office:value="-119.926570960807">
            <text:p>-119.93</text:p>
          </table:table-cell>
          <table:table-cell table:formula="of:=[.K18]" office:value-type="float" office:value="-220.153534624113">
            <text:p>-220.15</text:p>
          </table:table-cell>
          <table:table-cell table:formula="of:=[.L18]" office:value-type="float" office:value="63.1436500668408">
            <text:p>63.14</text:p>
          </table:table-cell>
          <table:table-cell table:formula="of:=[.F40]-[.F18]" office:value-type="float" office:value="-3.14159265358979">
            <text:p>-3.14</text:p>
          </table:table-cell>
          <table:table-cell table:formula="of:=[.G40]-[.G18]" office:value-type="float" office:value="-0.584012586684039">
            <text:p>-0.58</text:p>
          </table:table-cell>
          <table:table-cell table:formula="of:=[.H40]-[.H18]" office:value-type="float" office:value="0.749036428944535">
            <text:p>0.7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19]" office:value-type="float" office:value="229">
            <text:p>229</text:p>
          </table:table-cell>
          <table:table-cell table:formula="of:=[.D19]" office:value-type="float" office:value="225">
            <text:p>225</text:p>
          </table:table-cell>
          <table:table-cell table:formula="of:=[.E19]" office:value-type="float" office:value="56">
            <text:p>56</text:p>
          </table:table-cell>
          <table:table-cell table:formula="of:=ATAN2([.J41];[.K41])" office:value-type="float" office:value="-0.295">
            <text:p>-0.3</text:p>
          </table:table-cell>
          <table:table-cell table:formula="of:=ATAN2(([.I19]-[.C19]); [.L19]) - ACOS(([.D19]+[.E19]*COS([.H41]))/(SQRT([.L19]^2+([.I19]-[.C19])^2)))" office:value-type="float" office:value="1.814">
            <text:p>1.81</text:p>
          </table:table-cell>
          <table:table-cell table:formula="of:=ACOS((([.I41]-[.C41])^2+[.L41]^2-[.D41]^2-[.E41]^2)/(2*[.D41]*[.E41]))" office:value-type="float" office:value="0.110999999999999">
            <text:p>0.11</text:p>
          </table:table-cell>
          <table:table-cell table:formula="of:=SQRT([.J41]^2+[.K41]^2)" office:value-type="float" office:value="155.393777992516">
            <text:p>155.39</text:p>
          </table:table-cell>
          <table:table-cell table:formula="of:=[.J19]" office:value-type="float" office:value="148.681099686596">
            <text:p>148.68</text:p>
          </table:table-cell>
          <table:table-cell table:formula="of:=[.K19]" office:value-type="float" office:value="-45.1791637236908">
            <text:p>-45.18</text:p>
          </table:table-cell>
          <table:table-cell table:formula="of:=[.L19]" office:value-type="float" office:value="270.902268011414">
            <text:p>270.9</text:p>
          </table:table-cell>
          <table:table-cell table:formula="of:=[.F41]-[.F19]" office:value-type="float" office:value="0">
            <text:p>0</text:p>
          </table:table-cell>
          <table:table-cell table:formula="of:=[.G41]-[.G19]" office:value-type="float" office:value="0">
            <text:p>0</text:p>
          </table:table-cell>
          <table:table-cell table:formula="of:=[.H41]-[.H19]" office:value-type="float" office:value="-1.20736753927986E-015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20]" office:value-type="float" office:value="68">
            <text:p>68</text:p>
          </table:table-cell>
          <table:table-cell table:formula="of:=[.D20]" office:value-type="float" office:value="113">
            <text:p>113</text:p>
          </table:table-cell>
          <table:table-cell table:formula="of:=[.E20]" office:value-type="float" office:value="121">
            <text:p>121</text:p>
          </table:table-cell>
          <table:table-cell table:formula="of:=ATAN2([.J42];[.K42])" office:value-type="float" office:value="1.077">
            <text:p>1.08</text:p>
          </table:table-cell>
          <table:table-cell table:formula="of:=ATAN2(([.I20]-[.C20]); [.L20]) - ACOS(([.D20]+[.E20]*COS([.H42]))/(SQRT([.L20]^2+([.I20]-[.C20])^2)))" office:value-type="float" office:value="0.384">
            <text:p>0.38</text:p>
          </table:table-cell>
          <table:table-cell table:formula="of:=ACOS((([.I42]-[.C42])^2+[.L42]^2-[.D42]^2-[.E42]^2)/(2*[.D42]*[.E42]))" office:value-type="float" office:value="0.444">
            <text:p>0.44</text:p>
          </table:table-cell>
          <table:table-cell table:formula="of:=SQRT([.J42]^2+[.K42]^2)" office:value-type="float" office:value="254.608991624842">
            <text:p>254.61</text:p>
          </table:table-cell>
          <table:table-cell table:formula="of:=[.J20]" office:value-type="float" office:value="120.677561659995">
            <text:p>120.68</text:p>
          </table:table-cell>
          <table:table-cell table:formula="of:=[.K20]" office:value-type="float" office:value="224.193364594086">
            <text:p>224.19</text:p>
          </table:table-cell>
          <table:table-cell table:formula="of:=[.L20]" office:value-type="float" office:value="131.459630527857">
            <text:p>131.46</text:p>
          </table:table-cell>
          <table:table-cell table:formula="of:=[.F42]-[.F20]" office:value-type="float" office:value="0">
            <text:p>0</text:p>
          </table:table-cell>
          <table:table-cell table:formula="of:=[.G42]-[.G20]" office:value-type="float" office:value="0">
            <text:p>0</text:p>
          </table:table-cell>
          <table:table-cell table:formula="of:=[.H42]-[.H20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21]" office:value-type="float" office:value="19">
            <text:p>19</text:p>
          </table:table-cell>
          <table:table-cell table:formula="of:=[.D21]" office:value-type="float" office:value="152">
            <text:p>152</text:p>
          </table:table-cell>
          <table:table-cell table:formula="of:=[.E21]" office:value-type="float" office:value="97">
            <text:p>97</text:p>
          </table:table-cell>
          <table:table-cell table:formula="of:=ATAN2([.J43];[.K43])" office:value-type="float" office:value="0.755">
            <text:p>0.76</text:p>
          </table:table-cell>
          <table:table-cell table:formula="of:=ATAN2(([.I21]-[.C21]); [.L21]) - ACOS(([.D21]+[.E21]*COS([.H43]))/(SQRT([.L21]^2+([.I21]-[.C21])^2)))" office:value-type="float" office:value="0.832">
            <text:p>0.83</text:p>
          </table:table-cell>
          <table:table-cell table:formula="of:=ACOS((([.I43]-[.C43])^2+[.L43]^2-[.D43]^2-[.E43]^2)/(2*[.D43]*[.E43]))" office:value-type="float" office:value="0.534">
            <text:p>0.53</text:p>
          </table:table-cell>
          <table:table-cell table:formula="of:=SQRT([.J43]^2+[.K43]^2)" office:value-type="float" office:value="141.083250859339">
            <text:p>141.08</text:p>
          </table:table-cell>
          <table:table-cell table:formula="of:=[.J21]" office:value-type="float" office:value="102.746916820561">
            <text:p>102.75</text:p>
          </table:table-cell>
          <table:table-cell table:formula="of:=[.K21]" office:value-type="float" office:value="96.6827531512623">
            <text:p>96.68</text:p>
          </table:table-cell>
          <table:table-cell table:formula="of:=[.L21]" office:value-type="float" office:value="207.34344143458">
            <text:p>207.34</text:p>
          </table:table-cell>
          <table:table-cell table:formula="of:=[.F43]-[.F21]" office:value-type="float" office:value="0">
            <text:p>0</text:p>
          </table:table-cell>
          <table:table-cell table:formula="of:=[.G43]-[.G21]" office:value-type="float" office:value="0">
            <text:p>0</text:p>
          </table:table-cell>
          <table:table-cell table:formula="of:=[.H43]-[.H21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22]" office:value-type="float" office:value="21">
            <text:p>21</text:p>
          </table:table-cell>
          <table:table-cell table:formula="of:=[.D22]" office:value-type="float" office:value="228">
            <text:p>228</text:p>
          </table:table-cell>
          <table:table-cell table:formula="of:=[.E22]" office:value-type="float" office:value="68">
            <text:p>68</text:p>
          </table:table-cell>
          <table:table-cell table:formula="of:=ATAN2([.J44];[.K44])" office:value-type="float" office:value="2.50959265358979">
            <text:p>2.51</text:p>
          </table:table-cell>
          <table:table-cell table:formula="of:=ATAN2(([.I22]-[.C22]); [.L22]) - ACOS(([.D22]+[.E22]*COS([.H44]))/(SQRT([.L22]^2+([.I22]-[.C22])^2)))" office:value-type="float" office:value="1.627429930317">
            <text:p>1.63</text:p>
          </table:table-cell>
          <table:table-cell table:formula="of:=ACOS((([.I44]-[.C44])^2+[.L44]^2-[.D44]^2-[.E44]^2)/(2*[.D44]*[.E44]))" office:value-type="float" office:value="0.783409103012905">
            <text:p>0.78</text:p>
          </table:table-cell>
          <table:table-cell table:formula="of:=SQRT([.J44]^2+[.K44]^2)" office:value-type="float" office:value="96.4874548240232">
            <text:p>96.49</text:p>
          </table:table-cell>
          <table:table-cell table:formula="of:=[.J22]" office:value-type="float" office:value="-77.8506716952133">
            <text:p>-77.85</text:p>
          </table:table-cell>
          <table:table-cell table:formula="of:=[.K22]" office:value-type="float" office:value="57.0008934581033">
            <text:p>57</text:p>
          </table:table-cell>
          <table:table-cell table:formula="of:=[.L22]" office:value-type="float" office:value="269.961441516101">
            <text:p>269.96</text:p>
          </table:table-cell>
          <table:table-cell table:formula="of:=[.F44]-[.F22]" office:value-type="float" office:value="3.14159265358979">
            <text:p>3.14</text:p>
          </table:table-cell>
          <table:table-cell table:formula="of:=[.G44]-[.G22]" office:value-type="float" office:value="-0.297570069683001">
            <text:p>-0.3</text:p>
          </table:table-cell>
          <table:table-cell table:formula="of:=[.H44]-[.H22]" office:value-type="float" office:value="0.537409103012905">
            <text:p>0.54</text:p>
          </table:table-cell>
          <table:table-cell table:number-columns-repeated="1009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3">09/13/2010</text:date>, <text:time>20:2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lien Rouviere</meta:initial-creator>
    <meta:creation-date>2010-09-12T21:09:28.70</meta:creation-date>
    <dc:date>2010-09-13T20:21:34.15</dc:date>
    <dc:creator>Julien Rouviere</dc:creator>
    <meta:editing-duration>PT22H34M28S</meta:editing-duration>
    <meta:editing-cycles>9</meta:editing-cycles>
    <meta:generator>OpenOffice.org/3.0$Win32 OpenOffice.org_project/300m15$Build-9379</meta:generator>
    <meta:document-statistic meta:table-count="3" meta:cell-count="451" meta:object-count="0"/>
    <meta:user-defined meta:name="Info 1"/>
    <meta:user-defined meta:name="Info 2"/>
    <meta:user-defined meta:name="Info 3"/>
    <meta:user-defined meta:name="Info 4"/>
  </office:meta>
</office:document-meta>
</file>